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121ba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121bad" officeooo:paragraph-rsid="00121bad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fo:font-weight="bold" officeooo:paragraph-rsid="00121bad" style:font-weight-asian="bold" style:font-weight-complex="bold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13a468" officeooo:paragraph-rsid="0013a468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  <style:text-properties fo:font-weight="normal" officeooo:rsid="0013a468" officeooo:paragraph-rsid="0013a468" style:font-weight-asian="normal" style:font-weight-complex="normal"/>
    </style:style>
    <style:style style:name="T1" style:family="text">
      <style:text-properties officeooo:rsid="00121b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a46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bookmark text:name="yui_3_18_1_1_1757512434506_81"/><text:bookmark text:name="yui_3_18_1_1_1757512434506_85"/>¿Qué es una variable?  </text:p>
          <text:p text:style-name="P2">Una variable <text:span text:style-name="T3">puede ser cualquier tipo de carácter que se le asocia a través de un identificador, ese indentificador es el nombre de la variable.</text:span></text:p>
        </text:list-item>
        <text:list-item>
          <text:p text:style-name="P5">¿Qué es un algoritmo?</text:p>
          <text:p text:style-name="P1">  <text:span text:style-name="T3">Solo sabria definirlo en el campo de la seguridad informatica, un algoritmo creador de llaves públicas y privadas.</text:span></text:p>
        </text:list-item>
        <text:list-item>
          <text:p text:style-name="P3">¿Qué es un bucle?  </text:p>
          <text:p text:style-name="P7">Puede ser en bash cuando hasta que una condición no se cumple el bucle no para, este podria ser con If y While.</text:p>
        </text:list-item>
        <text:list-item>
          <text:p text:style-name="P3">¿Qué es la recursividad?  </text:p>
          <text:p text:style-name="P7">Por ejemplo las rutas de las carpetas /home/..</text:p>
        </text:list-item>
        <text:list-item>
          <text:p text:style-name="P3">¿Para qué sirven las librerías?  </text:p>
          <text:p text:style-name="P6">Creo que podría ser parecido a las bases de datos, que sirven para almacenar contenido, variables, información...</text:p>
        </text:list-item>
        <text:list-item>
          <text:p text:style-name="P3">¿Qué es la programación orientada a objetos? </text:p>
          <text:p text:style-name="P2">No lo sé, no he llegado a aprenderlo.</text:p>
        </text:list-item>
        <text:list-item>
          <text:p text:style-name="P1"><text:span text:style-name="T2">¿Qué diferencia hay entre una clase y un objeto?</text:span> </text:p>
          <text:p text:style-name="P1"><text:span text:style-name="T1">Una clase es cuando una variable se repite en varias ocasiones para que en todos sus casos tengan las mismas cualidades.</text:span></text:p>
          <text:p text:style-name="P1"><text:span text:style-name="T1">Un objeto creo que no he llegado a conocer con exactitud que es.</text:span> </text:p>
        </text:list-item>
        <text:list-item>
          <text:p text:style-name="P3">¿Qué es la herencia?</text:p>
          <text:p text:style-name="P2">Según mis conocimientos en SMX usando el ejemplo de las carpetas de Windows, es cuando creas una carpeta y luego creas otra carpeta dentro de esta, pues hereda todas las configuraciones de la carpeta anterior como quien tiene permiso de acceso, de manipulación..</text:p>
        </text:list-item>
        <text:list-item>
          <text:p text:style-name="P3">¿Qué lenguajes conoces? Indica el lenguaje y el nivel que tienes. </text:p>
          <text:p text:style-name="P2">Lenguajes que conozco y he llegado a usar son HTML y CSS, también he llegado a usar JavaScript pero de pruebas sin llegar a razonar nada.</text:p>
          <text:p text:style-name="P2">También conozco otros lenguajes pero que nunca he usado por ejemplo Java, Pyton, c++…</text:p>
          <text:p text:style-name="P2"/>
        </text:list-item>
        <text:list-item>
          <text:p text:style-name="P4">¿Has desarrollado alguna aplicación? En caso afirmativo, comenta el tipo de aplicaciones que has desarrollado. </text:p>
        </text:list-item>
      </text:list>
      <text:p text:style-name="Standard"><text:tab/><text:span text:style-name="T1">N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5:51:52.810441547</meta:creation-date>
    <meta:generator>LibreOffice/24.2.7.2$Linux_X86_64 LibreOffice_project/420$Build-2</meta:generator>
    <dc:date>2025-09-10T16:15:20.893256601</dc:date>
    <meta:editing-duration>PT16S</meta:editing-duration>
    <meta:editing-cycles>1</meta:editing-cycles>
    <meta:document-statistic meta:table-count="0" meta:image-count="0" meta:object-count="0" meta:page-count="1" meta:paragraph-count="22" meta:word-count="294" meta:character-count="1673" meta:non-whitespace-character-count="1395"/>
  </office:meta>
</office:document-meta>
</file>